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f48c1" officeooo:paragraph-rsid="000bd613"/>
    </style:style>
    <style:style style:name="P2" style:family="paragraph" style:parent-style-name="Standard">
      <style:paragraph-properties fo:text-align="start" style:justify-single-word="false"/>
      <style:text-properties officeooo:rsid="001f48c1" officeooo:paragraph-rsid="000e1986"/>
    </style:style>
    <style:style style:name="P3" style:family="paragraph" style:parent-style-name="Standard">
      <style:paragraph-properties fo:text-align="start" style:justify-single-word="false"/>
      <style:text-properties officeooo:rsid="000bd613" officeooo:paragraph-rsid="000bd613"/>
    </style:style>
    <style:style style:name="P4" style:family="paragraph" style:parent-style-name="Standard">
      <style:paragraph-properties fo:text-align="start" style:justify-single-word="false"/>
      <style:text-properties fo:font-weight="normal" officeooo:rsid="000bd613" officeooo:paragraph-rsid="000bd613" style:font-weight-asian="normal" style:font-weight-complex="normal"/>
    </style:style>
    <style:style style:name="P5" style:family="paragraph" style:parent-style-name="Standard">
      <style:paragraph-properties fo:text-align="start" style:justify-single-word="false"/>
      <style:text-properties fo:font-weight="normal" officeooo:rsid="001f48c1" officeooo:paragraph-rsid="000e1986" style:font-weight-asian="normal" style:font-weight-complex="normal"/>
    </style:style>
    <style:style style:name="P6" style:family="paragraph" style:parent-style-name="Standard">
      <style:paragraph-properties fo:text-align="start" style:justify-single-word="false"/>
      <style:text-properties fo:font-weight="normal" officeooo:rsid="001f48c1" officeooo:paragraph-rsid="00115039" style:font-weight-asian="normal" style:font-weight-complex="normal"/>
    </style:style>
    <style:style style:name="P7" style:family="paragraph" style:parent-style-name="Standard">
      <style:paragraph-properties fo:text-align="start" style:justify-single-word="false"/>
      <style:text-properties fo:font-weight="normal" officeooo:rsid="000feb6c" officeooo:paragraph-rsid="000feb6c" style:font-weight-asian="normal" style:font-weight-complex="normal"/>
    </style:style>
    <style:style style:name="P8" style:family="paragraph" style:parent-style-name="Standard">
      <style:paragraph-properties fo:text-align="start" style:justify-single-word="false"/>
      <style:text-properties fo:font-weight="normal" officeooo:rsid="00115039" officeooo:paragraph-rsid="00115039" style:font-weight-asian="normal" style:font-weight-complex="normal"/>
    </style:style>
    <style:style style:name="P9" style:family="paragraph" style:parent-style-name="Standard">
      <style:paragraph-properties fo:text-align="start" style:justify-single-word="false"/>
      <style:text-properties fo:font-weight="normal" officeooo:rsid="00115039" officeooo:paragraph-rsid="0013ce87" style:font-weight-asian="normal" style:font-weight-complex="normal"/>
    </style:style>
    <style:style style:name="P10" style:family="paragraph" style:parent-style-name="Standard">
      <style:paragraph-properties fo:text-align="start" style:justify-single-word="false"/>
      <style:text-properties fo:font-weight="normal" officeooo:rsid="0013279c" officeooo:paragraph-rsid="0013279c" style:font-weight-asian="normal" style:font-weight-complex="normal"/>
    </style:style>
    <style:style style:name="P11" style:family="paragraph" style:parent-style-name="Standard">
      <style:paragraph-properties fo:text-align="start" style:justify-single-word="false"/>
      <style:text-properties fo:font-weight="normal" officeooo:rsid="001a3095" officeooo:paragraph-rsid="001a3095" style:font-weight-asian="normal" style:font-weight-complex="normal"/>
    </style:style>
    <style:style style:name="P12" style:family="paragraph" style:parent-style-name="Standard">
      <style:paragraph-properties fo:text-align="start" style:justify-single-word="false"/>
      <style:text-properties officeooo:paragraph-rsid="000bd613"/>
    </style:style>
    <style:style style:name="P13" style:family="paragraph" style:parent-style-name="Standard">
      <style:paragraph-properties fo:text-align="start" style:justify-single-word="false"/>
      <style:text-properties officeooo:paragraph-rsid="0018ba1b"/>
    </style:style>
    <style:style style:name="P14" style:family="paragraph" style:parent-style-name="Standard">
      <style:paragraph-properties fo:text-align="start" style:justify-single-word="false"/>
      <style:text-properties fo:color="#000000" style:font-name="Calibri" fo:font-size="11pt" fo:font-weight="bold" officeooo:rsid="000e1986" officeooo:paragraph-rsid="00115039" style:font-size-asian="11pt" style:font-weight-asian="bold" style:font-size-complex="11pt" style:font-weight-complex="bold"/>
    </style:style>
    <style:style style:name="P15" style:family="paragraph" style:parent-style-name="Standard">
      <style:paragraph-properties fo:text-align="start" style:justify-single-word="false"/>
      <style:text-properties fo:color="#000000" style:font-name="Calibri" fo:font-size="11pt" fo:font-weight="bold" officeooo:rsid="001f48c1" officeooo:paragraph-rsid="000bd613" style:font-size-asian="11pt" style:font-weight-asian="bold" style:font-size-complex="11pt" style:font-weight-complex="bold"/>
    </style:style>
    <style:style style:name="P16" style:family="paragraph" style:parent-style-name="Standard">
      <style:paragraph-properties fo:text-align="start" style:justify-single-word="false"/>
      <style:text-properties fo:color="#000000" style:font-name="Calibri" fo:font-size="11pt" fo:font-weight="bold" officeooo:rsid="000bd613" officeooo:paragraph-rsid="000bd613" style:font-size-asian="11pt" style:font-weight-asian="bold" style:font-size-complex="11pt" style:font-weight-complex="bold"/>
    </style:style>
    <style:style style:name="P17" style:family="paragraph" style:parent-style-name="Standard">
      <style:paragraph-properties fo:text-align="start" style:justify-single-word="false"/>
      <style:text-properties fo:color="#000000" style:font-name="Calibri" fo:font-size="11pt" fo:font-weight="bold" officeooo:rsid="000bd613" officeooo:paragraph-rsid="000d231e" style:font-size-asian="11pt" style:font-weight-asian="bold" style:font-size-complex="11pt" style:font-weight-complex="bold"/>
    </style:style>
    <style:style style:name="P18" style:family="paragraph" style:parent-style-name="Standard">
      <style:paragraph-properties fo:text-align="start" style:justify-single-word="false"/>
      <style:text-properties fo:color="#000000" style:font-name="Calibri" fo:font-size="11pt" fo:font-weight="normal" officeooo:rsid="0013279c" officeooo:paragraph-rsid="0013279c"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fo:color="#000000" style:font-name="Calibri" fo:font-size="11pt" fo:font-weight="normal" officeooo:rsid="0013279c" officeooo:paragraph-rsid="0021a407"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fo:color="#000000" style:font-name="Calibri" fo:font-size="11pt" fo:font-weight="normal" officeooo:rsid="0013279c" officeooo:paragraph-rsid="002d907b"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fo:color="#000000" style:font-name="Calibri" fo:font-size="11pt" fo:font-weight="normal" officeooo:rsid="0013ce87" officeooo:paragraph-rsid="0013ce87"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fo:color="#000000" style:font-name="Calibri" fo:font-size="11pt" fo:font-weight="normal" officeooo:rsid="0013ce87" officeooo:paragraph-rsid="001570f2"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fo:color="#000000" style:font-name="Calibri" fo:font-size="11pt" fo:font-weight="normal" officeooo:rsid="0016ded7" officeooo:paragraph-rsid="0016ded7"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fo:color="#000000" style:font-name="Calibri" fo:font-size="11pt" fo:font-weight="normal" officeooo:rsid="00175fc7" officeooo:paragraph-rsid="0018ba1b"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fo:color="#000000" style:font-name="Calibri" fo:font-size="11pt" fo:font-weight="normal" officeooo:rsid="000d231e" officeooo:paragraph-rsid="000d231e" style:font-size-asian="11pt" style:font-weight-asian="normal" style:font-size-complex="11pt" style:font-weight-complex="normal"/>
    </style:style>
    <style:style style:name="P26" style:family="paragraph" style:parent-style-name="Standard">
      <style:paragraph-properties fo:text-align="start" style:justify-single-word="false"/>
      <style:text-properties fo:color="#000000" style:font-name="Calibri" fo:font-size="11pt" fo:font-weight="normal" officeooo:rsid="000bd613" officeooo:paragraph-rsid="000bd613"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fo:color="#000000" style:font-name="Calibri" fo:font-size="11pt" fo:font-weight="normal" officeooo:rsid="000feb6c" officeooo:paragraph-rsid="000feb6c"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fo:color="#000000" style:font-name="Calibri" fo:font-size="11pt" fo:font-weight="normal" officeooo:rsid="00115039" officeooo:paragraph-rsid="00115039"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fo:color="#000000" style:font-name="Calibri" fo:font-size="11pt" fo:font-weight="normal" officeooo:rsid="00115039" officeooo:paragraph-rsid="0013ce87"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fo:color="#000000" style:font-name="Calibri" fo:font-size="11pt" fo:font-weight="normal" officeooo:rsid="000e1986" officeooo:paragraph-rsid="000e1986" style:font-size-asian="11pt" style:font-weight-asian="normal" style:font-size-complex="11pt" style:font-weight-complex="normal"/>
    </style:style>
    <style:style style:name="P31" style:family="paragraph" style:parent-style-name="Standard">
      <style:paragraph-properties fo:text-align="start" style:justify-single-word="false"/>
      <style:text-properties fo:color="#000000" style:font-name="Calibri" fo:font-size="11pt" fo:font-weight="normal" officeooo:rsid="0018ba1b" officeooo:paragraph-rsid="0018ba1b"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fo:color="#000000" style:font-name="Calibri" fo:font-size="11pt" fo:font-weight="normal" officeooo:rsid="001570f2" officeooo:paragraph-rsid="001570f2" style:font-size-asian="11pt" style:font-weight-asian="normal" style:font-size-complex="11pt" style:font-weight-complex="normal"/>
    </style:style>
    <style:style style:name="P33" style:family="paragraph" style:parent-style-name="Standard">
      <style:paragraph-properties fo:text-align="start" style:justify-single-word="false"/>
      <style:text-properties fo:color="#000000" style:font-name="Calibri" fo:font-size="11pt" fo:font-weight="normal" officeooo:rsid="001a3095" officeooo:paragraph-rsid="001a3095"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fo:color="#000000" style:font-name="Calibri" fo:font-size="11pt" fo:font-weight="normal" officeooo:rsid="001a3095" officeooo:paragraph-rsid="002d907b" style:font-size-asian="11pt" style:font-weight-asian="normal" style:font-size-complex="11pt" style:font-weight-complex="normal"/>
    </style:style>
    <style:style style:name="P35" style:family="paragraph" style:parent-style-name="Standard">
      <style:paragraph-properties fo:text-align="start" style:justify-single-word="false"/>
      <style:text-properties fo:color="#000000" style:font-name="Calibri" fo:font-size="11pt" fo:font-weight="normal" officeooo:rsid="0029b714" officeooo:paragraph-rsid="0029b714"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fo:color="#000000" style:font-name="Calibri" fo:font-size="11pt" fo:font-weight="normal" officeooo:rsid="002c82fc" officeooo:paragraph-rsid="002c82fc" fo:background-color="#ffff00"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fo:color="#000000" style:font-name="Calibri" fo:font-size="11pt" fo:font-weight="normal" officeooo:rsid="0013ce87" officeooo:paragraph-rsid="0013ce87" fo:background-color="#ffff00"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fo:color="#000000" style:font-name="Calibri" fo:font-size="11pt" fo:font-weight="normal" officeooo:rsid="0013ce87" officeooo:paragraph-rsid="002357fb" fo:background-color="#ffff00"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fo:color="#000000" style:font-name="Calibri" fo:font-size="11pt" fo:font-weight="normal" officeooo:rsid="002d907b" officeooo:paragraph-rsid="002d907b" fo:background-color="#ffff00" style:font-size-asian="11pt" style:font-weight-asian="normal" style:font-size-complex="11pt" style:font-weight-complex="normal"/>
    </style:style>
    <style:style style:name="P40" style:family="paragraph" style:parent-style-name="Standard">
      <style:paragraph-properties fo:text-align="center" style:justify-single-word="false"/>
      <style:text-properties fo:color="#000000" fo:font-size="11pt" fo:font-weight="bold" officeooo:rsid="000bd613" officeooo:paragraph-rsid="000bd613" style:font-size-asian="11pt" style:font-weight-asian="bold" style:font-size-complex="11pt" style:font-weight-complex="bold"/>
    </style:style>
    <style:style style:name="P41" style:family="paragraph" style:parent-style-name="Standard">
      <style:paragraph-properties fo:text-align="start" style:justify-single-word="false"/>
      <style:text-properties fo:font-weight="bold" officeooo:rsid="00115039" officeooo:paragraph-rsid="001570f2" style:font-weight-asian="bold" style:font-weight-complex="bold"/>
    </style:style>
    <style:style style:name="P42" style:family="paragraph" style:parent-style-name="Standard">
      <style:paragraph-properties fo:text-align="start" style:justify-single-word="false"/>
      <style:text-properties fo:font-weight="bold" officeooo:rsid="00115039" officeooo:paragraph-rsid="002c62d3" style:font-weight-asian="bold" style:font-weight-complex="bold"/>
    </style:style>
    <style:style style:name="P43" style:family="paragraph" style:parent-style-name="Standard">
      <style:paragraph-properties fo:text-align="start" style:justify-single-word="false"/>
      <style:text-properties fo:font-weight="bold" officeooo:rsid="0013279c" officeooo:paragraph-rsid="0013279c" style:font-weight-asian="bold" style:font-weight-complex="bold"/>
    </style:style>
    <style:style style:name="P44" style:family="paragraph" style:parent-style-name="Standard">
      <style:paragraph-properties fo:text-align="center" style:justify-single-word="false"/>
      <style:text-properties fo:color="#7030a1" style:font-name="Calibri" fo:font-size="11pt" fo:font-weight="bold" officeooo:paragraph-rsid="000bd613" style:font-size-asian="11pt" style:font-weight-asian="bold" style:font-size-complex="11pt" style:font-weight-complex="bold"/>
    </style:style>
    <style:style style:name="P45" style:family="paragraph" style:parent-style-name="Standard">
      <style:paragraph-properties fo:text-align="center" style:justify-single-word="false"/>
      <style:text-properties officeooo:paragraph-rsid="000bd613"/>
    </style:style>
    <style:style style:name="P46" style:family="paragraph" style:parent-style-name="Standard">
      <style:paragraph-properties fo:text-align="center" style:justify-single-word="false"/>
      <style:text-properties officeooo:rsid="001d0add" officeooo:paragraph-rsid="001d0add"/>
    </style:style>
    <style:style style:name="P47" style:family="paragraph" style:parent-style-name="Standard" style:master-page-name="Standard">
      <style:paragraph-properties fo:margin-top="0in" fo:margin-bottom="0in" loext:contextual-spacing="false" fo:text-align="center" style:justify-single-word="false" style:page-number="auto"/>
      <style:text-properties officeooo:paragraph-rsid="000bd613"/>
    </style:style>
    <style:style style:name="P48" style:family="paragraph" style:parent-style-name="Standard">
      <style:paragraph-properties fo:text-align="start" style:justify-single-word="false"/>
      <style:text-properties fo:color="#000000" style:font-name="Calibri" fo:font-size="11pt" fo:font-weight="bold" officeooo:rsid="001570f2" officeooo:paragraph-rsid="0013279c" style:font-size-asian="11pt" style:font-weight-asian="bold" style:font-size-complex="11pt" style:font-weight-complex="bold"/>
    </style:style>
    <style:style style:name="T1" style:family="text">
      <style:text-properties fo:color="#000000" style:font-name="Calibri" fo:font-size="11pt" fo:font-weight="bold" style:font-size-asian="11pt" style:font-weight-asian="bold" style:font-size-complex="11pt" style:font-weight-complex="bold"/>
    </style:style>
    <style:style style:name="T2" style:family="text">
      <style:text-properties fo:color="#000000" style:font-name="Calibri" fo:font-size="11pt" fo:font-weight="bold" officeooo:rsid="000bd613" style:font-size-asian="11pt" style:font-weight-asian="bold" style:font-size-complex="11pt" style:font-weight-complex="bold"/>
    </style:style>
    <style:style style:name="T3" style:family="text">
      <style:text-properties fo:color="#000000" style:font-name="Calibri" fo:font-size="11pt" fo:font-weight="bold" officeooo:rsid="000d231e" style:font-size-asian="11pt" style:font-weight-asian="bold" style:font-size-complex="11pt" style:font-weight-complex="bold"/>
    </style:style>
    <style:style style:name="T4" style:family="text">
      <style:text-properties fo:color="#000000" style:font-name="Calibri" fo:font-size="11pt" fo:font-weight="bold" officeooo:rsid="000e1986" style:font-size-asian="11pt" style:font-weight-asian="bold" style:font-size-complex="11pt" style:font-weight-complex="bold"/>
    </style:style>
    <style:style style:name="T5" style:family="text">
      <style:text-properties fo:color="#000000" style:font-name="Calibri" fo:font-size="11pt" fo:font-weight="bold" officeooo:rsid="000fcf38" style:font-size-asian="11pt" style:font-weight-asian="bold" style:font-size-complex="11pt" style:font-weight-complex="bold"/>
    </style:style>
    <style:style style:name="T6" style:family="text">
      <style:text-properties fo:color="#000000" style:font-name="Calibri" fo:font-size="11pt" fo:font-weight="bold" officeooo:rsid="001570f2" style:font-size-asian="11pt" style:font-weight-asian="bold" style:font-size-complex="11pt" style:font-weight-complex="bold"/>
    </style:style>
    <style:style style:name="T7" style:family="text">
      <style:text-properties fo:color="#000000" style:font-name="Calibri" fo:font-size="11pt" fo:font-weight="bold" officeooo:rsid="001b4af5" style:font-size-asian="11pt" style:font-weight-asian="bold" style:font-size-complex="11pt" style:font-weight-complex="bold"/>
    </style:style>
    <style:style style:name="T8" style:family="text">
      <style:text-properties fo:color="#000000" style:font-name="Calibri" fo:font-size="11pt" style:font-size-asian="11pt" style:font-size-complex="11pt"/>
    </style:style>
    <style:style style:name="T9" style:family="text">
      <style:text-properties fo:color="#000000" style:font-name="Calibri" fo:font-size="11pt" officeooo:rsid="000d231e" style:font-size-asian="11pt" style:font-size-complex="11pt"/>
    </style:style>
    <style:style style:name="T10" style:family="text">
      <style:text-properties fo:color="#000000" style:font-name="Calibri" fo:font-size="11pt" officeooo:rsid="000e1986" style:font-size-asian="11pt" style:font-size-complex="11pt"/>
    </style:style>
    <style:style style:name="T11" style:family="text">
      <style:text-properties fo:color="#000000" style:font-name="Calibri" fo:font-size="11pt" officeooo:rsid="000fcf38" style:font-size-asian="11pt" style:font-size-complex="11pt"/>
    </style:style>
    <style:style style:name="T12" style:family="text">
      <style:text-properties fo:color="#000000" style:font-name="Calibri" fo:font-size="11pt" officeooo:rsid="000feb6c" style:font-size-asian="11pt" style:font-size-complex="11pt"/>
    </style:style>
    <style:style style:name="T13" style:family="text">
      <style:text-properties fo:color="#000000" style:font-name="Calibri" fo:font-size="11pt" officeooo:rsid="00115039" style:font-size-asian="11pt" style:font-size-complex="11pt"/>
    </style:style>
    <style:style style:name="T14" style:family="text">
      <style:text-properties fo:color="#000000" style:font-name="Calibri" fo:font-size="11pt" officeooo:rsid="0013279c" style:font-size-asian="11pt" style:font-size-complex="11pt"/>
    </style:style>
    <style:style style:name="T15" style:family="text">
      <style:text-properties fo:color="#000000" style:font-name="Calibri" fo:font-size="11pt" officeooo:rsid="0013ce87" style:font-size-asian="11pt" style:font-size-complex="11pt"/>
    </style:style>
    <style:style style:name="T16" style:family="text">
      <style:text-properties fo:color="#000000" style:font-name="Calibri" fo:font-size="11pt" officeooo:rsid="001570f2" style:font-size-asian="11pt" style:font-size-complex="11pt"/>
    </style:style>
    <style:style style:name="T17" style:family="text">
      <style:text-properties fo:color="#000000" style:font-name="Calibri" fo:font-size="11pt" officeooo:rsid="00175fc7" style:font-size-asian="11pt" style:font-size-complex="11pt"/>
    </style:style>
    <style:style style:name="T18" style:family="text">
      <style:text-properties fo:color="#000000" style:font-name="Calibri" fo:font-size="11pt" officeooo:rsid="001ec03a" style:font-size-asian="11pt" style:font-size-complex="11pt"/>
    </style:style>
    <style:style style:name="T19" style:family="text">
      <style:text-properties fo:color="#000000" style:font-name="Calibri" fo:font-size="11pt" officeooo:rsid="002073ba" style:font-size-asian="11pt" style:font-size-complex="11pt"/>
    </style:style>
    <style:style style:name="T20" style:family="text">
      <style:text-properties fo:color="#000000" style:font-name="Calibri" fo:font-size="11pt" officeooo:rsid="0021a407" style:font-size-asian="11pt" style:font-size-complex="11pt"/>
    </style:style>
    <style:style style:name="T21" style:family="text">
      <style:text-properties fo:color="#000000" style:font-name="Calibri" fo:font-size="11pt" officeooo:rsid="002c62d3" style:font-size-asian="11pt" style:font-size-complex="11pt"/>
    </style:style>
    <style:style style:name="T22" style:family="text">
      <style:text-properties fo:color="#000000" style:font-name="Calibri" fo:font-size="11pt" officeooo:rsid="002c82fc" style:font-size-asian="11pt" style:font-size-complex="11pt"/>
    </style:style>
    <style:style style:name="T23" style:family="text">
      <style:text-properties fo:color="#000000" style:font-name="Calibri" fo:font-size="11pt" officeooo:rsid="002d907b" style:font-size-asian="11pt" style:font-size-complex="11pt"/>
    </style:style>
    <style:style style:name="T24" style:family="text">
      <style:text-properties fo:color="#000000" style:font-name="Calibri" fo:font-size="11pt" officeooo:rsid="00312e81" style:font-size-asian="11pt" style:font-size-complex="11pt"/>
    </style:style>
    <style:style style:name="T25" style:family="text">
      <style:text-properties fo:color="#000000" style:font-name="Calibri" fo:font-size="11pt" fo:font-weight="normal" style:font-size-asian="11pt" style:font-weight-asian="normal" style:font-size-complex="11pt" style:font-weight-complex="normal"/>
    </style:style>
    <style:style style:name="T26" style:family="text">
      <style:text-properties fo:color="#000000" style:font-name="Calibri" fo:font-size="11pt" fo:font-weight="normal" officeooo:rsid="000bd613" style:font-size-asian="11pt" style:font-weight-asian="normal" style:font-size-complex="11pt" style:font-weight-complex="normal"/>
    </style:style>
    <style:style style:name="T27" style:family="text">
      <style:text-properties fo:color="#000000" style:font-name="Calibri" fo:font-size="11pt" fo:font-weight="normal" officeooo:rsid="000feb6c" style:font-size-asian="11pt" style:font-weight-asian="normal" style:font-size-complex="11pt" style:font-weight-complex="normal"/>
    </style:style>
    <style:style style:name="T28" style:family="text">
      <style:text-properties fo:color="#000000" style:font-name="Calibri" fo:font-size="11pt" fo:font-weight="normal" officeooo:rsid="002814d8" style:font-size-asian="11pt" style:font-weight-asian="normal" style:font-size-complex="11pt" style:font-weight-complex="normal"/>
    </style:style>
    <style:style style:name="T29" style:family="text">
      <style:text-properties fo:color="#000000" style:font-name="Calibri" fo:font-size="11pt" fo:font-weight="normal" officeooo:rsid="002c82fc" style:font-size-asian="11pt" style:font-weight-asian="normal" style:font-size-complex="11pt" style:font-weight-complex="normal"/>
    </style:style>
    <style:style style:name="T30" style:family="text">
      <style:text-properties fo:color="#000000" style:font-name="Calibri" fo:font-size="11pt" fo:font-weight="normal" officeooo:rsid="00175fc7" style:font-size-asian="11pt" style:font-weight-asian="normal" style:font-size-complex="11pt" style:font-weight-complex="normal"/>
    </style:style>
    <style:style style:name="T31" style:family="text">
      <style:text-properties fo:color="#000000" style:font-name="Calibri" fo:font-size="11pt" fo:font-weight="normal" officeooo:rsid="002d907b" style:font-size-asian="11pt" style:font-weight-asian="normal" style:font-size-complex="11pt" style:font-weight-complex="normal"/>
    </style:style>
    <style:style style:name="T32" style:family="text">
      <style:text-properties fo:color="#000000" style:font-name="Calibri" fo:font-size="11pt" fo:font-weight="normal" officeooo:rsid="002357fb" style:font-size-asian="11pt" style:font-weight-asian="normal" style:font-size-complex="11pt" style:font-weight-complex="normal"/>
    </style:style>
    <style:style style:name="T33" style:family="text">
      <style:text-properties fo:color="#000000" style:font-name="Calibri" fo:font-size="11pt" fo:font-weight="normal" officeooo:rsid="0024373a" style:font-size-asian="11pt" style:font-weight-asian="normal" style:font-size-complex="11pt" style:font-weight-complex="normal"/>
    </style:style>
    <style:style style:name="T34" style:family="text">
      <style:text-properties fo:color="#000000" style:font-name="Calibri" fo:font-size="11pt" fo:font-weight="normal" officeooo:rsid="0018ba1b" style:font-size-asian="11pt" style:font-weight-asian="normal" style:font-size-complex="11pt" style:font-weight-complex="normal"/>
    </style:style>
    <style:style style:name="T35" style:family="text">
      <style:text-properties fo:color="#000000" style:font-name="Calibri" fo:font-size="11pt" fo:background-color="#ffff00" loext:char-shading-value="0" style:font-size-asian="11pt" style:font-size-complex="11pt"/>
    </style:style>
    <style:style style:name="T36" style:family="text">
      <style:text-properties fo:color="#000000" style:font-name="Calibri" fo:font-size="11pt" officeooo:rsid="002073ba" fo:background-color="#ffff00" loext:char-shading-value="0" style:font-size-asian="11pt" style:font-size-complex="11pt"/>
    </style:style>
    <style:style style:name="T37" style:family="text">
      <style:text-properties fo:color="#000000" style:font-name="Calibri" fo:font-size="11pt" officeooo:rsid="00115039" fo:background-color="#ffff00" loext:char-shading-value="0" style:font-size-asian="11pt" style:font-size-complex="11pt"/>
    </style:style>
    <style:style style:name="T38" style:family="text">
      <style:text-properties fo:color="#000000" fo:font-size="11pt" fo:font-weight="bold" style:font-size-asian="11pt" style:font-weight-asian="bold" style:font-name-complex="Calibri1" style:font-size-complex="11pt" style:font-weight-complex="bold"/>
    </style:style>
    <style:style style:name="T39" style:family="text">
      <style:text-properties fo:color="#000000" fo:font-size="11pt" fo:font-weight="bold" officeooo:rsid="001b5339" style:font-size-asian="11pt" style:font-weight-asian="bold" style:font-name-complex="Calibri1" style:font-size-complex="11pt" style:font-weight-complex="bold"/>
    </style:style>
    <style:style style:name="T40" style:family="text">
      <style:text-properties fo:color="#000000" fo:font-size="11pt" fo:font-weight="bold" style:font-size-asian="11pt" style:font-weight-asian="bold" style:font-size-complex="11pt" style:font-weight-complex="bold"/>
    </style:style>
    <style:style style:name="T41" style:family="text">
      <style:text-properties fo:color="#000000" fo:font-size="11pt" fo:font-weight="bold" officeooo:rsid="001b5339" style:font-size-asian="11pt" style:font-weight-asian="bold" style:font-size-complex="11pt" style:font-weight-complex="bold"/>
    </style:style>
    <style:style style:name="T42" style:family="text">
      <style:text-properties fo:color="#000000" fo:font-size="11pt" fo:font-weight="bold" officeooo:rsid="000fcf38" style:font-size-asian="11pt" style:font-weight-asian="bold" style:font-size-complex="11pt" style:font-weight-complex="bold"/>
    </style:style>
    <style:style style:name="T43" style:family="text">
      <style:text-properties fo:color="#000000" fo:font-size="11pt" fo:font-weight="bold" officeooo:rsid="0029b714" style:font-size-asian="11pt" style:font-weight-asian="bold" style:font-size-complex="11pt" style:font-weight-complex="bold"/>
    </style:style>
    <style:style style:name="T44" style:family="text">
      <style:text-properties fo:color="#000000" fo:font-size="11pt" fo:font-weight="bold" officeooo:rsid="002c82fc" style:font-size-asian="11pt" style:font-weight-asian="bold" style:font-size-complex="11pt" style:font-weight-complex="bold"/>
    </style:style>
    <style:style style:name="T45" style:family="text">
      <style:text-properties fo:color="#000000" fo:font-size="11pt" fo:font-weight="bold" officeooo:rsid="002f7603" style:font-size-asian="11pt" style:font-weight-asian="bold" style:font-size-complex="11pt" style:font-weight-complex="bold"/>
    </style:style>
    <style:style style:name="T46" style:family="text">
      <style:text-properties fo:color="#000000" fo:font-size="11pt" fo:font-weight="bold" officeooo:rsid="002ffa6b" style:font-size-asian="11pt" style:font-weight-asian="bold" style:font-size-complex="11pt" style:font-weight-complex="bold"/>
    </style:style>
    <style:style style:name="T47" style:family="text">
      <style:text-properties officeooo:rsid="0013ce87"/>
    </style:style>
    <style:style style:name="T48" style:family="text">
      <style:text-properties officeooo:rsid="001570f2"/>
    </style:style>
    <style:style style:name="T49" style:family="text">
      <style:text-properties officeooo:rsid="0016ded7"/>
    </style:style>
    <style:style style:name="T50" style:family="text">
      <style:text-properties officeooo:rsid="00175fc7"/>
    </style:style>
    <style:style style:name="T51" style:family="text">
      <style:text-properties officeooo:rsid="0018ba1b"/>
    </style:style>
    <style:style style:name="T52" style:family="text">
      <style:text-properties officeooo:rsid="002073ba"/>
    </style:style>
    <style:style style:name="T53" style:family="text">
      <style:text-properties officeooo:rsid="0021a407"/>
    </style:style>
    <style:style style:name="T54" style:family="text">
      <style:text-properties officeooo:rsid="002357fb"/>
    </style:style>
    <style:style style:name="T55" style:family="text">
      <style:text-properties officeooo:rsid="0027a80b"/>
    </style:style>
    <style:style style:name="T56" style:family="text">
      <style:text-properties officeooo:rsid="002c62d3"/>
    </style:style>
    <style:style style:name="T57" style:family="text">
      <style:text-properties officeooo:rsid="002c82fc"/>
    </style:style>
    <style:style style:name="T58" style:family="text">
      <style:text-properties fo:background-color="#ffff00" loext:char-shading-value="0"/>
    </style:style>
    <style:style style:name="T59" style:family="text">
      <style:text-properties officeooo:rsid="002d907b" fo:background-color="#ffff00" loext:char-shading-value="0"/>
    </style:style>
    <style:style style:name="T60" style:family="text">
      <style:text-properties officeooo:rsid="0024373a" fo:background-color="#ffff00" loext:char-shading-value="0"/>
    </style:style>
    <style:style style:name="T61" style:family="text">
      <style:text-properties officeooo:rsid="002d907b"/>
    </style:style>
    <style:style style:name="T62" style:family="text">
      <style:text-properties officeooo:rsid="002ffa6b"/>
    </style:style>
    <style:style style:name="T63" style:family="text">
      <style:text-properties officeooo:rsid="00312e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T38">CS 3</text:span><text:span text:style-name="T39">34</text:span><text:span text:style-name="T38">: </text:span><text:span text:style-name="T39">Operating Systems</text:span></text:p>
      <text:p text:style-name="P40">Lab 1: System Cadaver </text:p>
      <text:p text:style-name="P45"><text:span text:style-name="T41">Spring</text:span><text:span text:style-name="T40"> 20</text:span><text:span text:style-name="T41">2</text:span><text:span text:style-name="T46">4</text:span><text:span text:style-name="T41">. </text:span><text:span text:style-name="T42">(100 pts possible)</text:span></text:p>
      <text:p text:style-name="P46"><text:span text:style-name="T42">D</text:span><text:span text:style-name="T40">ue Date: </text:span><text:span text:style-name="T45">TU</text:span><text:span text:style-name="T40"> 1/</text:span><text:span text:style-name="T44">2</text:span><text:span text:style-name="T45">4</text:span><text:span text:style-name="T40">/202</text:span><text:span text:style-name="T43">2</text:span><text:span text:style-name="T40"> NLT midnight</text:span></text:p>
      <text:p text:style-name="P44"/>
      <text:p text:style-name="P1"><text:span text:style-name="T1">Name </text:span><text:span text:style-name="T2">1</text:span><text:span text:style-name="T1">: ______________________________ </text:span></text:p>
      <text:p text:style-name="P1"><text:span text:style-name="T2">Responsibilities and task</text:span><text:span text:style-name="T7">s</text:span><text:span text:style-name="T2"> performed: <text:s/></text:span><text:span text:style-name="T1">______________________________________________</text:span></text:p>
      <text:p text:style-name="P15"/>
      <text:p text:style-name="P1"><text:span text:style-name="T1">Name </text:span><text:span text:style-name="T2">2</text:span><text:span text:style-name="T1">: ______________________________ </text:span></text:p>
      <text:p text:style-name="P1"><text:span text:style-name="T2">Responsibilities and task</text:span><text:span text:style-name="T7">s</text:span><text:span text:style-name="T2"> performed: <text:s/></text:span><text:span text:style-name="T1">______________________________________________</text:span></text:p>
      <text:p text:style-name="P15"/>
      <text:p text:style-name="P1"><text:span text:style-name="T1">Name </text:span><text:span text:style-name="T2">3</text:span><text:span text:style-name="T1">: ______________________________ </text:span></text:p>
      <text:p text:style-name="P1"><text:span text:style-name="T2">Responsibilities and task</text:span><text:span text:style-name="T7">s</text:span><text:span text:style-name="T2"> performed: <text:s/></text:span><text:span text:style-name="T1">______________________________________________</text:span></text:p>
      <text:p text:style-name="P15"/>
      <text:p text:style-name="P1"><text:span text:style-name="T1">Name </text:span><text:span text:style-name="T2">4</text:span><text:span text:style-name="T1">: ______________________________ </text:span></text:p>
      <text:p text:style-name="P1"><text:span text:style-name="T2">Responsibilities and task</text:span><text:span text:style-name="T7">s</text:span><text:span text:style-name="T2"> performed: <text:s/></text:span><text:span text:style-name="T1">______________________________________________</text:span></text:p>
      <text:p text:style-name="P15"/>
      <text:p text:style-name="P16">Introduction:</text:p>
      <text:p text:style-name="P4"><text:span text:style-name="T8">This is a group exercise intended for a small group of 4-</text:span><text:span text:style-name="T22">5</text:span><text:span text:style-name="T8"> students. In your previous courses you learned a lot about either abstract constructs used in programming or physical devices that define the system architecture. As the operating system bridge</text:span><text:span text:style-name="T18">s</text:span><text:span text:style-name="T8"> the abstract constructs and hardware infrastructure, the goal of this exercise is to inspect how different hardware components look like and which ‘abstractions’ do they host. </text:span><text:span text:style-name="T22">Each group was given a cadaver </text:span><text:span text:style-name="T19">computer to </text:span><text:span text:style-name="T8">take apart down to screws </text:span><text:span text:style-name="T22">and </text:span><text:span text:style-name="T8">see what the hardware components, interconnects, </text:span><text:span text:style-name="T9">and the overall </text:span><text:span text:style-name="T22">hardware </text:span><text:span text:style-name="T9">architecture looks like. </text:span><text:span text:style-name="T19"><text:s/></text:span><text:span text:style-name="T10">As some of you have more experience than others, I encourage the experienced ones to be the scribes and the students who never seen the insides of a computer to be the ones </text:span><text:span text:style-name="T19">annotating the different parts of the computer system</text:span><text:span text:style-name="T10">.</text:span></text:p>
      <text:p text:style-name="P15"/>
      <text:p text:style-name="P3"><text:span text:style-name="T1">Educational objectives </text:span><text:span text:style-name="T3">(student will be able to)</text:span><text:span text:style-name="T1">:</text:span></text:p>
      <text:p text:style-name="P4"><text:span text:style-name="T8">* </text:span><text:span text:style-name="T9">identify different hardware components</text:span></text:p>
      <text:p text:style-name="P25">* describe the high level function of each components</text:p>
      <text:p text:style-name="P25">* define the component’s connectivity as well as the abstractions it provides</text:p>
      <text:p text:style-name="P25">* outline a sequence of resource operations the OS performs for user level tasks</text:p>
      <text:p text:style-name="P17"/>
      <text:p text:style-name="P16">Readings:</text:p>
      <text:p text:style-name="P26">* <text:a xlink:type="simple" xlink:href="https://computer.howstuffworks.com/" text:style-name="Internet_20_link" text:visited-style-name="Visited_20_Internet_20_Link">https://computer.howstuffworks.com/</text:a> <text:s/>– <text:span text:style-name="T57">I really like this resource</text:span></text:p>
      <text:p text:style-name="P12"><text:span text:style-name="T26">* </text:span><text:a xlink:type="simple" xlink:href="https://en.wikipedia.org/wiki/Computer_hardware" text:style-name="Internet_20_link" text:visited-style-name="Visited_20_Internet_20_Link"><text:span text:style-name="T25">https://en.wikipedia.org/wiki/Computer_hardware</text:span></text:a></text:p>
      <text:p text:style-name="P12"><text:span text:style-name="T25">* </text:span><text:a xlink:type="simple" xlink:href="https://en.wikipedia.org/wiki/Motherboard" text:style-name="Internet_20_link" text:visited-style-name="Visited_20_Internet_20_Link">https://en.wikipedia.org/wiki/Motherboard</text:a></text:p>
      <text:p text:style-name="P12"><text:span text:style-name="T25">* </text:span><text:a xlink:type="simple" xlink:href="https://en.wikipedia.org/wiki/Hard_disk_drive" text:style-name="Internet_20_link" text:visited-style-name="Visited_20_Internet_20_Link">https://en.wikipedia.org/wiki/Hard_disk_drive</text:a></text:p>
      <text:p text:style-name="P12"><text:span text:style-name="T25">* </text:span><text:span text:style-name="T27">Tanenboum Ch1.</text:span></text:p>
      <text:p text:style-name="P12"><text:span text:style-name="T27">* </text:span><text:span text:style-name="T28">feel free to use any online resources that will help you identify and define the hardware components</text:span></text:p>
      <text:p text:style-name="P16"/>
      <text:p text:style-name="P16">Materials (one of each per group):</text:p>
      <text:p text:style-name="P12"><text:span text:style-name="T26">* </text:span><text:span text:style-name="T29">A screwdriver, sticky notes,...</text:span></text:p>
      <text:p text:style-name="P26">* <text:span text:style-name="T52">Photo editing tool like Gimp might be useful, but word will do. </text:span><text:span text:style-name="T57">You can also annotate the components with sticky notes and take a pi</text:span><text:span text:style-name="T62">c</text:span><text:span text:style-name="T57">ture.</text:span></text:p>
      <text:p text:style-name="P16"/>
      <text:p text:style-name="P2"><text:span text:style-name="T4">Part 1 </text:span><text:span text:style-name="T5">(10pts)</text:span><text:span text:style-name="T4">. </text:span><text:span text:style-name="T6">System’s peripherals</text:span></text:p>
      <text:p text:style-name="P5"><text:span text:style-name="T10">Each computer system provides connectivity to different peripheral devices. They are on the back of the computer </text:span><text:span text:style-name="T13">and are commonly called ports, connectors, etc</text:span><text:span text:style-name="T10">. </text:span><text:span text:style-name="T11">The </text:span><text:span text:style-name="T12">versatility </text:span><text:soft-page-break/><text:span text:style-name="T12">of the modern generic hardware (the computer system) is that each of these peripheral device connectors can be used for more than one type of a device. </text:span></text:p>
      <text:p text:style-name="P7"><text:span text:style-name="T8">a. Use the label</text:span><text:span text:style-name="T19">s and label </text:span><text:span text:style-name="T8">each peripheral device connector. </text:span><text:span text:style-name="T19">Each label </text:span><text:span text:style-name="T8">should have a sequential numbered and name of the connector (example “1. Universal Serial Bus </text:span><text:span text:style-name="T13">(USB)</text:span><text:span text:style-name="T8">). </text:span><text:span text:style-name="T36">Insert a </text:span><text:span text:style-name="T35">picture </text:span><text:span text:style-name="T37">of the back of the computer with all its ports labeled and </text:span><text:span text:style-name="T35">insert it here:</text:span></text:p>
      <text:p text:style-name="P27"/>
      <text:p text:style-name="P7"><text:span text:style-name="T8">b. (</text:span><text:span text:style-name="T13">a</text:span><text:span text:style-name="T8">) List each connector type, </text:span><text:span text:style-name="T13">(b) for each connector, list at least two different peripheral devices that could use this connector to interface with the system and (c) give the communication protocol the </text:span><text:span text:style-name="T20">this connector uses to interface with the system</text:span><text:span text:style-name="T13">.</text:span></text:p>
      <text:p text:style-name="P28">Example:</text:p>
      <text:p text:style-name="P28">1. a. USB – Universal serial bus.</text:p>
      <text:p text:style-name="P28"><text:s text:c="4"/>b. keyboard, mouse, Ethernet, hard-drive</text:p>
      <text:p text:style-name="P28"><text:s text:c="4"/>c. serial connector: one wire transmits data to and from device. Each USB device is identified by its unique ID and the devices data exchange rate can be synchronized with the computer (synchronous device), not synch<text:span text:style-name="T57">ronized</text:span> (asynchronous) or adaptive for device to burst a frame of data as big as the system can take. </text:p>
      <text:p text:style-name="P28"><text:s text:c="3"/></text:p>
      <text:p text:style-name="P35">2. a. Ethernet – RJ45</text:p>
      <text:p text:style-name="P35"><text:s text:c="4"/>b. ….</text:p>
      <text:p text:style-name="P35"><text:s text:c="4"/>c. ...</text:p>
      <text:p text:style-name="P30"/>
      <text:p text:style-name="P36">List your interconnect details here:</text:p>
      <text:p text:style-name="P30"/>
      <text:p text:style-name="P14">Part 2 <text:span text:style-name="T49">(50 pts)</text:span>. <text:span text:style-name="T53">System Internals (let someone else take a lead to annotate the system components).</text:span></text:p>
      <text:p text:style-name="P18">Now, let’s see what is on the inside. <text:span text:style-name="T53">After you remove the </text:span>computer case <text:span text:style-name="T53">and uncover some cooling “duct work” you </text:span><text:span text:style-name="T57">see the circuit-board(s) and the microelectronic devices. </text:span><text:span text:style-name="T53">U</text:span>se the same approach as in the Part 1 above to label (at least) the following architectural features of the system.</text:p>
      <text:p text:style-name="P19">a. A big picture: <text:span text:style-name="T63">insert a picture of your opened case and </text:span>label the following components. 1. power supply, 2. hard-drive, 3. motherboard, 4. expansion boards, 5. CD/Optical drive, <text:span text:style-name="T47">6. RAM memory, 7. CPU, 8. Video Card, 9. RAM Memory, 12. Jumpers, 13. </text:span><text:span text:style-name="T57">PCI/</text:span><text:span text:style-name="T47">SATA cable</text:span></text:p>
      <text:p text:style-name="P37"><text:bookmark-start text:name="__DdeLink__9654_1753886691"/><text:span text:style-name="T53">Insert the </text:span>picture with the <text:span text:style-name="T53">labeled </text:span>hardware components here.<text:bookmark-end text:name="__DdeLink__9654_1753886691"/></text:p>
      <text:p text:style-name="P21"/>
      <text:p text:style-name="P21">b. Even closer look, <text:span text:style-name="T54">a </text:span>micro level view, of the motherboard architecture: <text:span text:style-name="T54">(take a turn and someone else annotate the motherboard)</text:span>.</text:p>
      <text:p text:style-name="P21">For this part <text:span text:style-name="T53">a lot of parts, cables, were removed to reveal the main Integrated Circuit (IC) that houses and connects different computer components. </text:span>You are looking for the following components: 1. bus, 2. jumpers, 3. chipset, 4. ROM, 5. RAM, 6. PGA or LGA socket, 7. CPU PINs, 8. heat sink, 9. SATA connector, 10. PCI or IDE or both connectors, 11. Integrated Audio chipset, <text:span text:style-name="T48">12. CMOS battery, 13. Front system bus (FSB), 14. L1 cache, 15. L2 cache, 16. L3 cache, 17. Power connector </text:span></text:p>
      <text:p text:style-name="P38">Again, <text:span text:style-name="T54">insert the labeled (annotated) </text:span>picture <text:span text:style-name="T54">of the motheboard </text:span>hardware components here:</text:p>
      <text:p text:style-name="P21"/>
      <text:p text:style-name="P21">c. <text:span text:style-name="T48">For each and every one of the 18 components above, (a) give its name, (b) </text:span><text:span text:style-name="T63">briefly </text:span><text:span text:style-name="T48">describe what </text:span><text:span text:style-name="T63">the component </text:span><text:span text:style-name="T48">does, and (c) what information does it store, exchange, receives, how? </text:span><text:span text:style-name="T59">Your answers should be 1-2 sentences max. Insert your answers here.</text:span></text:p>
      <text:p text:style-name="P6"/>
      <text:p text:style-name="P14">Part 3 <text:span text:style-name="T48">(20 pts)</text:span>. <text:span text:style-name="T63">Really digging in</text:span><text:span text:style-name="T49">. </text:span></text:p>
      <text:p text:style-name="P23"><text:soft-page-break/>Finally, let’s look into <text:span text:style-name="T51">one of the system </text:span>components – <text:span text:style-name="T51">the hard-drive</text:span>. <text:span text:style-name="T50">Even as technology advances, we will continue to see legacy hardware for many years to come; so even if you think that the spinning hard-drives are a thing of </text:span><text:span text:style-name="T61">the </text:span><text:span text:style-name="T50">past, think twice…</text:span></text:p>
      <text:p text:style-name="P23"/>
      <text:p text:style-name="P13"><text:span text:style-name="T30">a. </text:span><text:span text:style-name="T31">Expose the hard-drive insides to </text:span><text:span text:style-name="T32">shows what is under the cover – </text:span><text:span text:style-name="T31">its </text:span><text:span text:style-name="T30">internals. Again, label the following: 1. </text:span><text:span text:style-name="T33">data </text:span><text:span text:style-name="T30">disk platters, 2. read-write head (actuator), 3. </text:span><text:span text:style-name="T34">R/W buffer, 4. disk platter motor, 5. microprocessor chip, 6. programmable memory, 7. motor controller chip, 8. data connectors</text:span></text:p>
      <text:p text:style-name="P31"><text:span text:style-name="T60">Insert the labeled </text:span><text:span text:style-name="T58">picture</text:span><text:span text:style-name="T60">s of the </text:span><text:span text:style-name="T58">HD </text:span><text:span text:style-name="T60">components here</text:span>.</text:p>
      <text:p text:style-name="P24"/>
      <text:p text:style-name="P42"><text:span text:style-name="T8">Part 4 </text:span><text:span text:style-name="T16">(20 pts)</text:span><text:span text:style-name="T8">. General questions about the architecture.</text:span></text:p>
      <text:p text:style-name="P8"><text:span text:style-name="T14">a. </text:span><text:span text:style-name="T8">Which part of the operating system is responsible </text:span><text:span text:style-name="T14">for</text:span><text:span text:style-name="T8"> </text:span><text:span text:style-name="T14">or provides the </text:span><text:span text:style-name="T8">communicat</text:span><text:span text:style-name="T14">ion </text:span><text:span text:style-name="T8"><text:s/>with a peripheral device. In other words, if you design a custom </text:span><text:span text:style-name="T14">peripheral </text:span><text:span text:style-name="T8">device, what program do you need to write for the operating system to be able to </text:span><text:span text:style-name="T14">communicate information to and from the device: </text:span></text:p>
      <text:p text:style-name="P39">Answer: </text:p>
      <text:p text:style-name="P18"/>
      <text:p text:style-name="P18">b. Why we see fewer and fewer parallel devices and increasing number of serial devices? <text:span text:style-name="T63">This is tricky, a parallel cable has 8 wires that carry data and serial cable has 1 wire that carries data. Why 8 wires is not better than 1 wire?</text:span></text:p>
      <text:p text:style-name="P39">Answer: </text:p>
      <text:p text:style-name="P20"/>
      <text:p text:style-name="P10"><text:span text:style-name="T8">c. </text:span><text:span text:style-name="T21">If a</text:span><text:span text:style-name="T8"> CPU does all the computation, why do modern systems have an additional hardware chip called a </text:span><text:span text:style-name="T1">chipset</text:span><text:span text:style-name="T8">? </text:span><text:span text:style-name="T21">In other words, what does </text:span><text:span text:style-name="T23">the </text:span><text:span text:style-name="T21">chipset do?</text:span></text:p>
      <text:p text:style-name="P39">Answer: </text:p>
      <text:p text:style-name="P20"/>
      <text:p text:style-name="P11"><text:span text:style-name="T24">d</text:span><text:span text:style-name="T16">. </text:span><text:span text:style-name="T8">What is Master Boot Record? </text:span><text:span text:style-name="T21">On which hardware device is it installed?</text:span></text:p>
      <text:p text:style-name="P39">Answer: </text:p>
      <text:p text:style-name="P34"/>
      <text:p text:style-name="P33"><text:span text:style-name="T63">e</text:span>. What happens when I press the power button a computer to power-up the computer? (list the steps in sequential order).</text:p>
      <text:p text:style-name="P39">Answer: </text:p>
      <text:p text:style-name="P28"/>
      <text:p text:style-name="P34"><text:span text:style-name="T63">f</text:span>. What <text:span text:style-name="T61">is BIOS and what does it do?</text:span></text:p>
      <text:p text:style-name="P39">Answer: </text:p>
      <text:p text:style-name="P48"/>
      <text:p text:style-name="P43"><text:span text:style-name="T16">Part 5 (0 pts): </text:span><text:span text:style-name="T8">Additional information about his module:</text:span></text:p>
      <text:p text:style-name="P10"><text:span text:style-name="T8">Please </text:span><text:span text:style-name="T17">give me</text:span><text:span text:style-name="T8"> any feedback about this module. What worked, what would you change, what additional questions would you include?</text:span></text:p>
      <text:p text:style-name="P18"/>
      <text:p text:style-name="P9"><text:span text:style-name="T1">What to turn in on Moodle:</text:span><text:span text:style-name="T8"> </text:span></text:p>
      <text:p text:style-name="P29">* A pdf of the above report as a single document.</text:p>
      <text:p text:style-name="P29">* <text:span text:style-name="T55">One pdf per team is sufficient (make sure all team member names are listed)</text:span></text:p>
      <text:p text:style-name="P29"/>
      <text:p text:style-name="P41"><text:span text:style-name="T15">Note</text:span><text:span text:style-name="T16">s</text:span><text:span text:style-name="T15">: </text:span></text:p>
      <text:p text:style-name="P22">* if you<text:span text:style-name="T61">r</text:span> pdf <text:span text:style-name="T61">is too big for moodle upload</text:span>, re-insert the images in lower resolution.</text:p>
      <text:p text:style-name="P32">* focus on the completeness and correctness of your answers, I don’t really care about aesthetics (as long as everything is legible).</text:p>
      <text:p text:style-name="P32">* <text:span text:style-name="T56">understand the function of each components in addition to the component label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tin </meta:initial-creator>
    <meta:creation-date>2020-01-13T10:16:36.324210973</meta:creation-date>
    <dc:date>2024-01-15T11:47:07.238512450</dc:date>
    <dc:creator>Martin </dc:creator>
    <meta:editing-duration>PT1H4M30S</meta:editing-duration>
    <meta:editing-cycles>16</meta:editing-cycles>
    <meta:generator>LibreOffice/6.4.7.2$Linux_X86_64 LibreOffice_project/40$Build-2</meta:generator>
    <meta:document-statistic meta:table-count="0" meta:image-count="0" meta:object-count="0" meta:page-count="3" meta:paragraph-count="76" meta:word-count="1213" meta:character-count="7628" meta:non-whitespace-character-count="6441"/>
  </office:meta>
</office:document-meta>
</file>